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c1c8b" officeooo:paragraph-rsid="001c1c8b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c1c8b" officeooo:paragraph-rsid="001c1c8b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fo:font-weight="bold" officeooo:rsid="001c1c8b" officeooo:paragraph-rsid="001c1c8b" style:font-size-asian="12.25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fo:font-weight="bold" officeooo:rsid="001c1c8b" officeooo:paragraph-rsid="001c1c8b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4pt" fo:font-weight="bold" officeooo:rsid="001c1c8b" officeooo:paragraph-rsid="001caac8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1c1c8b" officeooo:paragraph-rsid="001c1c8b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1c1c8b" officeooo:paragraph-rsid="001c1c8b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1c1c8b" officeooo:paragraph-rsid="001caac8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1d2f8c" officeooo:paragraph-rsid="001d2f8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20pt" officeooo:rsid="001c1c8b" officeooo:paragraph-rsid="001c1c8b" style:font-size-asian="20pt" style:font-size-complex="20pt"/>
    </style:style>
    <style:style style:name="P11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c1c8b" officeooo:paragraph-rsid="001c1c8b" style:font-size-asian="10.5pt" style:font-size-complex="12pt"/>
    </style:style>
    <style:style style:name="P12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1c1c8b" officeooo:paragraph-rsid="001caac8" style:font-size-asian="10.5pt" style:font-weight-asian="normal" style:font-size-complex="12pt" style:font-weight-complex="normal"/>
    </style:style>
    <style:style style:name="T1" style:family="text">
      <style:text-properties officeooo:rsid="001ca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gular commands</text:p>
      <text:p text:style-name="P1"/>
      <text:p text:style-name="P1"/>
      <text:p text:style-name="P1"/>
      <text:p text:style-name="P1"/>
      <text:p text:style-name="P1"/>
      <text:p text:style-name="P1"/>
      <text:p text:style-name="P3"><text:bookmark text:name="r-5087110"/>npm install -g @angular/cli</text:p>
      <text:p text:style-name="P2"/>
      <text:p text:style-name="P6">installer le CLI d’Angular de manière globale sur votre machine </text:p>
      <text:p text:style-name="P11"/>
      <text:p text:style-name="P6"/>
      <text:p text:style-name="P4"/>
      <text:p text:style-name="P4"><text:bookmark text:name="r-5140006"/>ng new projet</text:p>
      <text:p text:style-name="P4"/>
      <text:p text:style-name="P7">Créer un projet angular ( projet = le nom de votre projet )</text:p>
      <text:p text:style-name="P6"/>
      <text:p text:style-name="P11"/>
      <text:p text:style-name="P6"/>
      <text:p text:style-name="P6"/>
      <text:p text:style-name="P4"><text:bookmark text:name="r-5140008"/>ng serve --open</text:p>
      <text:p text:style-name="P6"/>
      <text:p text:style-name="P6">Lance le serveur de développement</text:p>
      <text:p text:style-name="P11"/>
      <text:p text:style-name="P6"/>
      <text:p text:style-name="P6"/>
      <text:p text:style-name="P4">ng new geekCulture --style=scss –skip-tests=true</text:p>
      <text:p text:style-name="P4"/>
      <text:p text:style-name="P8">Créer un projet angular <text:span text:style-name="T1">avec Scss et sans test.</text:span></text:p>
      <text:p text:style-name="P8"/>
      <text:p text:style-name="P12"/>
      <text:p text:style-name="P8"/>
      <text:p text:style-name="P8"/>
      <text:p text:style-name="P5"><text:bookmark text:name="r-5087208"/>ng generate component mon-premier </text:p>
      <text:p text:style-name="P5"/>
      <text:p text:style-name="P9">Crée un componen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5T16:33:37.271264665</dc:date>
    <meta:editing-duration>PT25M12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11" meta:word-count="63" meta:character-count="373" meta:non-whitespace-character-count="321"/>
  </office:meta>
</office:document-meta>
</file>